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66FFFF"/>
    </style:style>
    <style:style style:name="T5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SERDE <text:s/>- used to process custom data types in HIVE</text:p>
      <text:p text:style-name="Standard"/>
      <text:p text:style-name="Standard">Step1:</text:p>
      <text:p text:style-name="Standard"/>
      <text:p text:style-name="Standard">Download the jar file from <text:s/><text:a xlink:href="http://www.congiu.net/hive-json-serde/1.3.8/hdp23/json-serde-1.3.8-jar-with-dependencies.jar" office:target-frame-name="_top" xlink:show="replace">http://www.congiu.net/hive-json-serde/1.3.8/hdp23/json-serde-1.3.8-jar-with-dependencies.jar</text:a></text:p>
      <text:p text:style-name="Standard"/>
      <text:p text:style-name="P2">jar file:</text:p>
      <text:p text:style-name="Standard"/>
      <text:p text:style-name="Standard">json-serde-1.3.8-jar-with-dependencies.jar</text:p>
      <text:p text:style-name="Standard"/>
      <text:p text:style-name="Standard">Step 2:</text:p>
      <text:p text:style-name="Standard"/>
      <text:p text:style-name="Standard">Add <text:s/>the jar file to hive</text:p>
      <text:p text:style-name="Standard"/>
      <text:p text:style-name="Standard">copy the jar file to<text:s/><text:span text:style-name="T3">apache-hive-3.1.2-bin/lib<text:s/></text:span>folder</text:p>
      <text:p text:style-name="Standard"/>
      <text:p text:style-name="Standard">Add the jar files uisng the command</text:p>
      <text:p text:style-name="Standard"/>
      <text:p text:style-name="Standard"><text:span text:style-name="T4">hive&gt; <text:s/></text:span><text:span text:style-name="T5">add jar<text:s/></text:span>/home/hduser/apache-hive-3.1.2-bin/lib/json-serde-1.3.8-jar-with-dependencies.jar;</text:p>
      <text:p text:style-name="Standard"/>
      <text:p text:style-name="Standard">Added [/home/hduser/apache-hive-3.1.2-bin/lib/json-serde-1.3.8-jar-with-dependencies.jar] to class path</text:p>
      <text:p text:style-name="Standard">Added resources: [/home/hduser/apache-hive-3.1.2-bin/lib/json-serde-1.3.8-jar-with-dependencies.jar]</text:p>
      <text:p text:style-name="Standard"/>
      <text:p text:style-name="Standard">Step 3: <text:s/>Create the input json file</text:p>
      <text:p text:style-name="Standard">cust_info.json</text:p>
      <text:p text:style-name="Standard"/>
      <text:p text:style-name="Standard">{"cid":1,"active": true,<text:s/>"name":["sam","will"],"bal":10000}</text:p>
      <text:p text:style-name="Standard">{"cid":2,"active": false, "name":["john","rs"],"bal":20000}</text:p>
      <text:p text:style-name="Standard"/>
      <text:p text:style-name="Standard">Step 4: <text:s/>Create the table in hive with the json structure</text:p>
      <text:p text:style-name="Standard"/>
      <text:p text:style-name="Standard">hive&gt; CREATE TABLE custdat (cid int, active boolean, name array&lt;string&gt;, bal int) ROW FORMAT SERDE 'org.openx.data.jsonserde.JsonSerDe';</text:p>
      <text:p text:style-name="Standard">OK</text:p>
      <text:p text:style-name="Standard">Time taken: 0.193 seconds</text:p>
      <text:p text:style-name="Standard"/>
      <text:p text:style-name="Standard">Step 5: load the data into the table</text:p>
      <text:p text:style-name="Standard"/>
      <text:p text:style-name="Standard">hive&gt; LOAD DATA LOCAL INPATH '/home/karthi/Desktop/HIVE/cust_info.json' OVERWRITE INTO TABLE custdat;</text:p>
      <text:p text:style-name="Standard">Loading data to table default.custdat</text:p>
      <text:p text:style-name="Standard">OK</text:p>
      <text:p text:style-name="Standard">Time taken: 0.241 seconds</text:p>
      <text:p text:style-name="Standard"/>
      <text:p text:style-name="Standard">hive&gt; select * from custdat;</text:p>
      <text:p text:style-name="Standard">OK</text:p>
      <text:p text:style-name="Standard">1<text:tab/>true<text:tab/>["sam","will"]<text:tab/>10000</text:p>
      <text:p text:style-name="Standard">2<text:tab/>false<text:tab/>["john","rs"]<text:tab/>20000</text:p>
      <text:p text:style-name="Standard">Time taken: 0.134 seconds, Fetched: 2 row(s)</text:p>
      <text:p text:style-name="Standard"><text:a xlink:href="https://github.com/rcongiu/Hive-JSON-Serde" office:target-frame-name="_top" xlink:show="replace">https://github.com/rcongiu/Hive-JSON-Serde</text:a><text:s/><text:s/>- reference <text:s/></text:p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WAPNA</meta:initial-creator>
    <dc:creator>SWAPNA</dc:creator>
    <meta:creation-date>2022-02-23T06:44:00Z</meta:creation-date>
    <dc:date>2022-02-23T06:44:00Z</dc:date>
    <meta:template xlink:href="Normal" xlink:type="simple"/>
    <meta:editing-cycles>2</meta:editing-cycles>
    <meta:editing-duration>PT60S</meta:editing-duration>
    <meta:document-statistic meta:page-count="2" meta:paragraph-count="3" meta:word-count="245" meta:character-count="1639" meta:row-count="11" meta:non-whitespace-character-count="1397"/>
  </office:meta>
</office:document-meta>
</file>